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eac" officeooo:paragraph-rsid="00154eac"/>
    </style:style>
    <style:style style:name="P2" style:family="paragraph" style:parent-style-name="Standard">
      <style:text-properties fo:font-weight="bold" officeooo:rsid="00154eac" officeooo:paragraph-rsid="00154eac" style:font-weight-asian="bold" style:font-weight-complex="bold"/>
    </style:style>
    <style:style style:name="P3" style:family="paragraph" style:parent-style-name="Standard">
      <style:text-properties fo:font-weight="bold" officeooo:rsid="0015d8f2" officeooo:paragraph-rsid="0015d8f2" style:font-weight-asian="bold" style:font-weight-complex="bold"/>
    </style:style>
    <style:style style:name="P4" style:family="paragraph" style:parent-style-name="Standard">
      <style:text-properties fo:font-weight="bold" officeooo:rsid="0019de96" officeooo:paragraph-rsid="0019de96" style:font-weight-asian="bold" style:font-weight-complex="bold"/>
    </style:style>
    <style:style style:name="P5" style:family="paragraph" style:parent-style-name="Standard">
      <style:text-properties fo:font-weight="bold" officeooo:rsid="00209694" officeooo:paragraph-rsid="00209694" style:font-weight-asian="bold" style:font-weight-complex="bold"/>
    </style:style>
    <style:style style:name="P6" style:family="paragraph" style:parent-style-name="Standard">
      <style:text-properties fo:font-weight="normal" officeooo:rsid="00154eac" officeooo:paragraph-rsid="00154eac" style:font-weight-asian="normal" style:font-weight-complex="normal"/>
    </style:style>
    <style:style style:name="P7" style:family="paragraph" style:parent-style-name="Standard">
      <style:text-properties fo:font-weight="normal" officeooo:rsid="0015d8f2" officeooo:paragraph-rsid="0015d8f2" style:font-weight-asian="normal" style:font-weight-complex="normal"/>
    </style:style>
    <style:style style:name="P8" style:family="paragraph" style:parent-style-name="Standard">
      <style:text-properties fo:font-weight="normal" officeooo:rsid="0019de96" officeooo:paragraph-rsid="0019de96" style:font-weight-asian="normal" style:font-weight-complex="normal"/>
    </style:style>
    <style:style style:name="P9" style:family="paragraph" style:parent-style-name="Standard">
      <style:text-properties fo:font-weight="normal" officeooo:rsid="00198a63" officeooo:paragraph-rsid="00198a63" style:font-weight-asian="normal" style:font-weight-complex="normal"/>
    </style:style>
    <style:style style:name="P10" style:family="paragraph" style:parent-style-name="Standard">
      <style:text-properties fo:font-weight="normal" officeooo:rsid="00209694" officeooo:paragraph-rsid="00209694" style:font-weight-asian="normal" style:font-weight-complex="normal"/>
    </style:style>
    <style:style style:name="P11" style:family="paragraph" style:parent-style-name="Standard">
      <style:text-properties fo:font-weight="bold" officeooo:rsid="0019de96" officeooo:paragraph-rsid="0019de96" style:font-weight-asian="bold" style:font-weight-complex="bold"/>
    </style:style>
    <style:style style:name="P12" style:family="paragraph" style:parent-style-name="Standard">
      <style:text-properties fo:font-weight="bold" officeooo:rsid="0022bb83" officeooo:paragraph-rsid="0022bb83" style:font-weight-asian="bold" style:font-weight-complex="bold"/>
    </style:style>
    <style:style style:name="T1" style:family="text">
      <style:text-properties officeooo:rsid="0015950e"/>
    </style:style>
    <style:style style:name="T2" style:family="text">
      <style:text-properties officeooo:rsid="0015d8f2"/>
    </style:style>
    <style:style style:name="T3" style:family="text">
      <style:text-properties officeooo:rsid="0017c39a"/>
    </style:style>
    <style:style style:name="T4" style:family="text">
      <style:text-properties officeooo:rsid="0019de96"/>
    </style:style>
    <style:style style:name="T5" style:family="text">
      <style:text-properties officeooo:rsid="001a970e"/>
    </style:style>
    <style:style style:name="T6" style:family="text">
      <style:text-properties officeooo:rsid="001c2bdc"/>
    </style:style>
    <style:style style:name="T7" style:family="text">
      <style:text-properties officeooo:rsid="001d0d44"/>
    </style:style>
    <style:style style:name="T8" style:family="text">
      <style:text-properties officeooo:rsid="001fa081"/>
    </style:style>
    <style:style style:name="T9" style:family="text">
      <style:text-properties officeooo:rsid="00216c2e"/>
    </style:style>
    <style:style style:name="T10" style:family="text">
      <style:text-properties officeooo:rsid="0024a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door Positioning System <text:span text:style-name="T10">General</text:span> Readme</text:p>
      <text:p text:style-name="P4"/>
      <text:p text:style-name="P4">Required Files</text:p>
      <text:p text:style-name="P4"/>
      <text:p text:style-name="P8">client.c</text:p>
      <text:p text:style-name="P8"/>
      <text:p text:style-name="P8">server.c</text:p>
      <text:p text:style-name="P2"/>
      <text:p text:style-name="P2">Prerequisite</text:p>
      <text:p text:style-name="P1"/>
      <text:p text:style-name="P1">-One or more computers with Debian based distribution with bash</text:p>
      <text:p text:style-name="P1"/>
      <text:p text:style-name="P1">-At least one computer must have Wireless Interface Card</text:p>
      <text:p text:style-name="P1"/>
      <text:p text:style-name="P6">-In the client.<text:span text:style-name="T5">c</text:span> replace wlo1 in getSignal with your own computer's wireless interface card name (Name of your card can be found using ifconfig)</text:p>
      <text:p text:style-name="P6"/>
      <text:p text:style-name="P6">-<text:span text:style-name="T1">All machines must be on the same Local Area Network</text:span></text:p>
      <text:p text:style-name="P1"/>
      <text:p text:style-name="P2">For server and client software on the same machine</text:p>
      <text:p text:style-name="P2"/>
      <text:p text:style-name="P6">-Change the the remote_server.sin_addr.s_addr address to <text:span text:style-name="T2">the</text:span> loopback address <text:span text:style-name="T2">in client.c</text:span></text:p>
      <text:p text:style-name="P7">(If running on different machines, <text:span text:style-name="T6">use</text:span> the remote server’s ip)</text:p>
      <text:p text:style-name="P6"/>
      <text:p text:style-name="P3">For full speaker control</text:p>
      <text:p text:style-name="P7"/>
      <text:p text:style-name="P7">-Run alsamixer at the terminal prompt<text:span text:style-name="T8">(of server pc)</text:span> and figure out what speaker ports you can turn on/off.</text:p>
      <text:p text:style-name="P7"/>
      <text:p text:style-name="P7">-Make sure auto muting is disabled</text:p>
      <text:p text:style-name="P7"/>
      <text:p text:style-name="P7">-Hook up speakers to controlled out ports discovered from alsamixer</text:p>
      <text:p text:style-name="P7"/>
      <text:p text:style-name="P7">-In the setSpeakers function in server .c uncomment out the code and replace the amixer sset to your appropriate outputs 0 and 100 signifies off and on.</text:p>
      <text:p text:style-name="P7"/>
      <text:p text:style-name="P7">-<text:span text:style-name="T6">Location settings can be set by varying the decibel value in the if statement. You can vary it based on your setting.</text:span></text:p>
      <text:p text:style-name="P7"/>
      <text:p text:style-name="P3">Compiling</text:p>
      <text:p text:style-name="P3"/>
      <text:p text:style-name="P7">gcc server.c -o server</text:p>
      <text:p text:style-name="P7">gcc client.c -o client</text:p>
      <text:p text:style-name="P7"/>
      <text:p text:style-name="P3">Running</text:p>
      <text:p text:style-name="P3"/>
      <text:p text:style-name="P7">./server</text:p>
      <text:p text:style-name="P7">./client</text:p>
      <text:p text:style-name="P7"/>
      <text:p text:style-name="P3"><text:soft-page-break/>Android App <text:span text:style-name="T4">Client</text:span></text:p>
      <text:p text:style-name="P3"/>
      <text:p text:style-name="P7">-The android app acts as another client software that connects to the speakers. This app is only to show how a mobile version of the client software can <text:span text:style-name="T7">potentially</text:span> work. Note that the code in the app does NOT pull decibel values from its wireless interface card. It randomly generates decibel value to send. <text:span text:style-name="T3">To use the working user tracking software, you must use the client.c for tracking.</text:span> </text:p>
      <text:p text:style-name="P7"/>
      <text:p text:style-name="P9">-More information for the app in the app documentation</text:p>
      <text:p text:style-name="P9"/>
      <text:p text:style-name="P5">Wait there is more…</text:p>
      <text:p text:style-name="P10">-Complete Documentation in IPS Documentation <text:span text:style-name="T9">fol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0:20:28.945305101</meta:creation-date>
    <dc:date>2017-05-01T20:50:00.683278335</dc:date>
    <meta:editing-duration>PT26M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82" meta:character-count="1709" meta:non-whitespace-character-count="1455"/>
  </office:meta>
</office:document-meta>
</file>